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style:text-underline-style="none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d10ab" officeooo:paragraph-rsid="001d10ab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5be1a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d10ab" officeooo:paragraph-rsid="001d10ab" fo:background-color="transparent" style:font-name-asian="Arial3" style:font-size-asian="11pt" style:font-name-complex="Arial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e5f6b" officeooo:paragraph-rsid="001e5f6b" fo:background-color="transparent" style:font-name-asian="Arial3" style:font-size-asian="11pt" style:font-name-complex="Arial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20e357" officeooo:paragraph-rsid="0020e357" fo:background-color="transparent" style:font-name-asian="Arial3" style:font-size-asian="11pt" style:font-name-complex="Arial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d10ab" officeooo:paragraph-rsid="001d10ab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officeooo:rsid="001eb79a" fo:background-color="transparent" loext:char-shading-value="0" style:font-name-asian="Arial3" style:font-size-asian="11pt" style:font-name-complex="Arial3"/>
    </style:style>
    <style:style style:name="T4" style:family="text">
      <style:text-properties style:use-window-font-color="true" loext:opacity="0%" style:font-name="Arial" fo:font-size="11pt" fo:letter-spacing="normal" officeooo:rsid="0022a73b" fo:background-color="transparent" loext:char-shading-value="0" style:font-name-asian="Arial3" style:font-size-asian="11pt" style:font-name-complex="Arial3"/>
    </style:style>
    <style:style style:name="T5" style:family="text">
      <style:text-properties style:use-window-font-color="true" loext:opacity="0%" style:font-name="Arial" fo:font-size="11pt" fo:letter-spacing="normal" officeooo:rsid="0023f7d7" fo:background-color="transparent" loext:char-shading-value="0" style:font-name-asian="Arial3" style:font-size-asian="11pt" style:font-name-complex="Arial3"/>
    </style:style>
    <style:style style:name="T6" style:family="text">
      <style:text-properties style:use-window-font-color="true" loext:opacity="0%" style:font-name="Arial" fo:font-size="11pt" fo:letter-spacing="normal" officeooo:rsid="0025be1a" fo:background-color="transparent" loext:char-shading-value="0" style:font-name-asian="Arial3" style:font-size-asian="11pt" style:font-name-complex="Arial3"/>
    </style:style>
    <style:style style:name="T7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8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9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PERKS:<text:line-break/></text:span><text:span text:style-name="T1"/></text:p>
      <text:p text:style-name="P4" loext:marker-style-name="T1"><text:span text:style-name="T7">Generic</text:span><text:span text:style-name="T1">:<text:line-break/><text:line-break/>Adventuring Spirit: </text:span><text:span text:style-name="T3">10</text:span><text:span text:style-name="T1">% extra chance to succeed all event checks</text:span></text:p>
      <text:p text:style-name="P7" loext:marker-style-name="T1"/>
      <text:p text:style-name="P4" loext:marker-style-name="T1"><text:span text:style-name="T1">Survivalist: Food satiates you 25% more</text:span><text:span text:style-name="T1"/></text:p>
      <text:p text:style-name="P7" loext:marker-style-name="T1"/>
      <text:p text:style-name="P4" loext:marker-style-name="T1"><text:span text:style-name="T1">Scrounger: Find 10% more food</text:span><text:span text:style-name="T1"/></text:p>
      <text:p text:style-name="P7" loext:marker-style-name="T1"/>
      <text:p text:style-name="P4" loext:marker-style-name="T1"><text:span text:style-name="T1">Journeyman: Gain +2 crafting rating</text:span><text:span text:style-name="T1"/></text:p>
      <text:p text:style-name="P7" loext:marker-style-name="T1"/>
      <text:p text:style-name="P4" loext:marker-style-name="T1"><text:span text:style-name="T1">Pack Mule: +10 carry weight</text:span><text:span text:style-name="T1"/></text:p>
      <text:p text:style-name="P4" loext:marker-style-name="T1"><text:span text:style-name="T1"/></text:p>
      <text:p text:style-name="P12" loext:marker-style-name="T1"><text:span text:style-name="T1">Chemist: Healing received from consumables increased by 10%</text:span></text:p>
      <text:p text:style-name="P4" loext:marker-style-name="T1"><text:span text:style-name="T1"><text:line-break/></text:span><text:span text:style-name="T7">Combat generic:</text:span><text:span text:style-name="T1"><text:line-break/>Savagery: +1 to maximum damage with weapons </text:span><text:span text:style-name="T5">per 4 character levels</text:span><text:span text:style-name="T1"><text:line-break/></text:span></text:p>
      <text:p text:style-name="P4" loext:marker-style-name="T1"><text:span text:style-name="T1">Trained Technique: +5% accuracy with weapons<text:line-break/></text:span><text:span text:style-name="T1"/></text:p>
      <text:p text:style-name="P4" loext:marker-style-name="T1"><text:span text:style-name="T1">Exploit vulnerability: 1% crit chance and +10% crit damage with weapons</text:span><text:span text:style-name="T1"/></text:p>
      <text:p text:style-name="P4" loext:marker-style-name="T1"><text:span text:style-name="T1"><text:line-break/>Enduring Spirit: Take </text:span><text:span text:style-name="T5">15</text:span><text:span text:style-name="T1">% reduced damage while under </text:span><text:span text:style-name="T4">5</text:span><text:span text:style-name="T1">0% Endurance<text:line-break/></text:span></text:p>
      <text:p text:style-name="P4" loext:marker-style-name="T1"><text:span text:style-name="T1">Ever Alert: Reduces chances of ambushes while resting</text:span><text:span text:style-name="T1"/></text:p>
      <text:p text:style-name="P7" loext:marker-style-name="T1"/>
      <text:p text:style-name="P4" loext:marker-style-name="T1"><text:span text:style-name="T1">Combat Readiness: Increases your initiative by </text:span><text:span text:style-name="T5">2</text:span></text:p>
      <text:p text:style-name="P7" loext:marker-style-name="T1"/>
      <text:p text:style-name="P7" loext:marker-style-name="T1"/>
      <text:p text:style-name="P7" loext:marker-style-name="T1"/>
      <text:p text:style-name="P4" loext:marker-style-name="T7"><text:span text:style-name="T7">Stats:</text:span><text:span text:style-name="T7"/></text:p>
      <text:p text:style-name="P4" loext:marker-style-name="T1"><text:span text:style-name="T1">Tougher than Nails (</text:span><text:span text:style-name="T8">requires 12 str): </text:span><text:span text:style-name="T1">Reduces all incoming damage by 1</text:span></text:p>
      <text:p text:style-name="P7" loext:marker-style-name="T1"/>
      <text:p text:style-name="P4" loext:marker-style-name="T7"><text:span text:style-name="T1">Constitution (</text:span><text:span text:style-name="T8">requires 16 str)</text:span><text:span text:style-name="T1">: Gain 1 extra max Endurance per point of strenght</text:span></text:p>
      <text:p text:style-name="P7" loext:marker-style-name="T1"/>
      <text:p text:style-name="P4" loext:marker-style-name="T1"><text:span text:style-name="T1">Titan (</text:span><text:span text:style-name="T8">requires 20 str): </text:span><text:span text:style-name="T1">You can wield two-handed weapons with a shield or off-hand</text:span></text:p>
      <text:p text:style-name="P4" loext:marker-style-name="T1"><text:span text:style-name="T1"><text:line-break/>Fleetfooted (</text:span><text:span text:style-name="T8">requires 12 dex): </text:span><text:span text:style-name="T1">You have +10% dodge until hit in combat</text:span></text:p>
      <text:p text:style-name="P7" loext:marker-style-name="T1"/>
      <text:p text:style-name="P4" loext:marker-style-name="T1"><text:span text:style-name="T1">Swift Kill (</text:span><text:span text:style-name="T8">requires 16 dex):</text:span><text:span text:style-name="T1"> You deal 50% extra damage during the first turn of combat</text:span></text:p>
      <text:p text:style-name="P7" loext:marker-style-name="T1"/>
      <text:p text:style-name="P4" loext:marker-style-name="T1"><text:span text:style-name="T1">One Step Ahead (</text:span><text:span text:style-name="T8">requires 20 dex): </text:span><text:span text:style-name="T1">You always go first in combat, and your first attack or skill is a guaranteed crit</text:span></text:p>
      <text:p text:style-name="P7" loext:marker-style-name="T1"/>
      <text:p text:style-name="P4" loext:marker-style-name="T1"><text:span text:style-name="T1">Fast Reader (</text:span><text:span text:style-name="T8">requires 12 lore): </text:span><text:span text:style-name="T1">Scrolls you use have a 33% chance of not being consumed</text:span></text:p>
      <text:p text:style-name="P7" loext:marker-style-name="T1"><text:soft-page-break/></text:p>
      <text:p text:style-name="P4" loext:marker-style-name="T1"><text:span text:style-name="T1">Counterspell (</text:span><text:span text:style-name="T8">requires 16 lore): </text:span><text:span text:style-name="T1">You take 50% reduced damage from spells</text:span></text:p>
      <text:p text:style-name="P7" loext:marker-style-name="T1"/>
      <text:p text:style-name="P4" loext:marker-style-name="T1"><text:span text:style-name="T1">Foresight (</text:span><text:span text:style-name="T8">requires 20 lore): </text:span><text:span text:style-name="T1">The first time you fail an event check per rest, succeed instead</text:span></text:p>
      <text:p text:style-name="P7" loext:marker-style-name="T1"/>
      <text:p text:style-name="P4" loext:marker-style-name="T1"><text:span text:style-name="T1">Divine Agent (</text:span><text:span text:style-name="T8">requires 12 faith):</text:span><text:span text:style-name="T1"> Every 4 points of Faith you have grant you +1 spell rating</text:span></text:p>
      <text:p text:style-name="P7" loext:marker-style-name="T1"/>
      <text:p text:style-name="P4" loext:marker-style-name="T1"><text:span text:style-name="T1">Vanquisher of Evil (</text:span><text:span text:style-name="T8">requires 16 faith): </text:span><text:span text:style-name="T1">You can use your Faith to determine your damage with Strenght weapons</text:span></text:p>
      <text:p text:style-name="P7" loext:marker-style-name="T1"/>
      <text:p text:style-name="P4" loext:marker-style-name="T1"><text:span text:style-name="T1">Unyielding Heart (</text:span><text:span text:style-name="T8">requires 20 faith):</text:span><text:span text:style-name="T1"> Afflictions on you last 1 turn less (no less than 1)</text:span></text:p>
      <text:p text:style-name="P4" loext:marker-style-name="T7"><text:span text:style-name="T1"><text:line-break/></text:span><text:span text:style-name="T7">Axes:</text:span><text:span text:style-name="T8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7">Blades:</text:span></text:p>
      <text:p text:style-name="P4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7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7" loext:marker-style-name="T1"/>
      <text:p text:style-name="P7" loext:marker-style-name="T1"/>
      <text:p text:style-name="P4" loext:marker-style-name="T1"><text:span text:style-name="T7">Reach:<text:line-break/></text:span><text:span text:style-name="T1">Battle-ready: While wielding a claw, spear or pike, you have +20 initiative. This bonus decays by </text:span><text:soft-page-break/><text:span text:style-name="T1">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7" loext:marker-style-name="T1"/>
      <text:p text:style-name="P4" loext:marker-style-name="T7"><text:span text:style-name="T7">Bludgeon:</text:span><text:span text:style-name="T7"/></text:p>
      <text:p text:style-name="P4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4" loext:marker-style-name="T1"><text:span text:style-name="T1"><text:line-break/>Kinetic Shock: Blocked or parryied attacks with clubs, maces or mauls penetrate 2 armor<text:line-break/></text:span><text:span text:style-name="T1"/></text:p>
      <text:p text:style-name="P4" loext:marker-style-name="T1"><text:span text:style-name="T1">Weapon Breaker: Enemies that parry your club, mace or maul attacks are disarmed<text:line-break/></text:span><text:span text:style-name="T1"/></text:p>
      <text:p text:style-name="P4" loext:marker-style-name="T1"><text:span text:style-name="T7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1">Light weapons:</text:p>
      <text:p text:style-name="P3"/>
      <text:p text:style-name="P3">Close and Personal: Your light weapon attacks have +2% crit chance and +1 armor pen</text:p>
      <text:p text:style-name="P7" loext:marker-style-name="T1"/>
      <text:p text:style-name="P8" loext:marker-style-name="T1">Death by a Thousand Cuts: While wielding a light weapon and no off-hand, you deal 30% less damage but have +20 initiative</text:p>
      <text:p text:style-name="P8" loext:marker-style-name="T1"/>
      <text:p text:style-name="P1">Medium weapons:</text:p>
      <text:p text:style-name="P7" loext:marker-style-name="T1"/>
      <text:p text:style-name="P8" loext:marker-style-name="T1">Versatility: While wielding a medium weapon one-handed, gain +3% accuracy. While wielding a medium weapon two-handed, gain +10% damage</text:p>
      <text:p text:style-name="P7" loext:marker-style-name="T1"/>
      <text:p text:style-name="P8" loext:marker-style-name="T1"><text:span text:style-name="T11">Heavy weapons:</text:span> </text:p>
      <text:p text:style-name="P7" loext:marker-style-name="T1"/>
      <text:p text:style-name="P8" loext:marker-style-name="T1">Unstoppable Force: While wielding a heavy weapon, you deal 30% more damage but have -20 initiative</text:p>
      <text:p text:style-name="P7" loext:marker-style-name="T1"/>
      <text:p text:style-name="P9" loext:marker-style-name="T1">Overwhelm: Your crits with heavy weapons deal +15% damage, and have a 3% chance to stun</text:p>
      <text:p text:style-name="P7" loext:marker-style-name="T1"/>
      <text:p text:style-name="P4" loext:marker-style-name="T7"><text:span text:style-name="T7">Cloth or no armor:</text:span><text:span text:style-name="T7"/></text:p>
      <text:p text:style-name="P4" loext:marker-style-name="T1"><text:span text:style-name="T1">Reckless: Per every piece of cloth or no armor, gain +5% damage for skills and spells</text:span><text:span text:style-name="T1"/></text:p>
      <text:p text:style-name="P7" loext:marker-style-name="T1"><text:soft-page-break/></text:p>
      <text:p text:style-name="P4" loext:marker-style-name="T1"><text:span text:style-name="T1">Unburdened: While wearing all cloth or no armor, gain +5% dodge and +10 initiative</text:span><text:span text:style-name="T1"/></text:p>
      <text:p text:style-name="P7" loext:marker-style-name="T1"/>
      <text:p text:style-name="P4" loext:marker-style-name="T1"><text:span text:style-name="T7">Light armor:</text:span><text:span text:style-name="T7"/></text:p>
      <text:p text:style-name="P4" loext:marker-style-name="T1"><text:span text:style-name="T1">Prowler: Per every piece of light armor, gain +2 initiative</text:span><text:span text:style-name="T1"/></text:p>
      <text:p text:style-name="P7" loext:marker-style-name="T1"/>
      <text:p text:style-name="P4" loext:marker-style-name="T1"><text:span text:style-name="T1">Hunting Threads: While wearing all light armor, gain +8% accuracy and +3% crit chance</text:span><text:span text:style-name="T1"/></text:p>
      <text:p text:style-name="P7" loext:marker-style-name="T1"/>
      <text:p text:style-name="P4" loext:marker-style-name="T7"><text:span text:style-name="T7">Medium armor:</text:span><text:span text:style-name="T7"/></text:p>
      <text:p text:style-name="P4" loext:marker-style-name="T1"><text:span text:style-name="T1">Soul of Steel: Per every piece of medium armor, gain 2% affliction resistance</text:span><text:span text:style-name="T1"/></text:p>
      <text:p text:style-name="P7" loext:marker-style-name="T1"/>
      <text:p text:style-name="P4" loext:marker-style-name="T1"><text:span text:style-name="T1">Panoply: While wearing all medium armor, gain 10% to block and parry</text:span><text:span text:style-name="T1"/></text:p>
      <text:p text:style-name="P7" loext:marker-style-name="T1"/>
      <text:p text:style-name="P4" loext:marker-style-name="T7"><text:span text:style-name="T7">Heavy armor:</text:span><text:span text:style-name="T7"/></text:p>
      <text:p text:style-name="P4" loext:marker-style-name="T1"><text:span text:style-name="T1">Rigorous Training: Halves the dodge penalties from heavy gloves and boots</text:span><text:span text:style-name="T1"/></text:p>
      <text:p text:style-name="P7" loext:marker-style-name="T1"/>
      <text:p text:style-name="P4" loext:marker-style-name="T1"><text:span text:style-name="T1">Walking Fortress: While wearing all heavy armor, crits deal half extra damage to you</text:span><text:span text:style-name="T1"/></text:p>
      <text:p text:style-name="P7" loext:marker-style-name="T1"/>
      <text:p text:style-name="P2">Unarmed<text:span text:style-name="T10">:<text:line-break/><text:line-break/>Open Palm: Your unarmed damage benefits both from strenght and dexterity.</text:span></text:p>
      <text:p text:style-name="P7" loext:marker-style-name="T1"/>
      <text:p text:style-name="P8" loext:marker-style-name="T1">Acrobatics: While wielding no weapons, off-hands or armor, you gain +25% dodge</text:p>
      <text:p text:style-name="P7" loext:marker-style-name="T1"/>
      <text:p text:style-name="P4" loext:marker-style-name="T7"><text:span text:style-name="T7">Off-hands</text:span><text:span text:style-name="T7"/></text:p>
      <text:p text:style-name="P4" loext:marker-style-name="T1"><text:span text:style-name="T1">Duellist: While wielding a weapon in one hand and an empty off-hand, gain +5% accuracy, +3% dodge and +5% parry</text:span><text:span text:style-name="T1"/></text:p>
      <text:p text:style-name="P7" loext:marker-style-name="T1"/>
      <text:p text:style-name="P4" loext:marker-style-name="T1"><text:span text:style-name="T1">Tireless Defender: Gain +1% to block and +3% to block effect per every 10% missing Endurance</text:span><text:span text:style-name="T1"/></text:p>
      <text:p text:style-name="P7" loext:marker-style-name="T1"/>
      <text:p text:style-name="P8" loext:marker-style-name="T1">Arcane Defense: You can now block spells at half the rate than attacks.</text:p>
      <text:p text:style-name="P7" loext:marker-style-name="T1"/>
      <text:p text:style-name="P4" loext:marker-style-name="T1"><text:span text:style-name="T1">Reeling Retaliation: Parrying an attack causes the enemy to take 1-3 damage</text:span><text:span text:style-name="T1"/></text:p>
      <text:p text:style-name="P4" loext:marker-style-name="T1"><text:span text:style-name="T1"/></text:p>
      <text:p text:style-name="P13" loext:marker-style-name="T1"><text:span text:style-name="T1">Spell Deflect: You can now parry spells. Whenever you do, the caster takes damage equal to the damage prevented.</text:span></text:p>
      <text:p text:style-name="P4" loext:marker-style-name="T1"><text:span text:style-name="T1"/></text:p>
      <text:p text:style-name="P6" loext:marker-style-name="T1"><text:span text:style-name="T1"><text:line-break/></text:span><text:span text:style-name="T7">Spell generic:<text:line-break/></text:span><text:span text:style-name="T1">Destructor: 10% increased damage with spells</text:span><text:span text:style-name="T6">1</text:span></text:p>
      <text:p text:style-name="P6" loext:marker-style-name="T1"><text:span text:style-name="T6"/></text:p>
      <text:p text:style-name="P6" loext:marker-style-name="T1"><text:span text:style-name="T6">Memorized Lesson: +2 spell rating during your first turn of combat</text:span><text:span text:style-name="T1"><text:line-break/></text:span></text:p>
      <text:p text:style-name="P4" loext:marker-style-name="T7"><text:span text:style-name="T7">Arcane:</text:span><text:span text:style-name="T7"/></text:p>
      <text:p text:style-name="P4" loext:marker-style-name="T1"><text:span text:style-name="T1">Arcanist: +2 rating for arcane spells and rituals<text:line-break/></text:span><text:soft-page-break/><text:span text:style-name="T1"/></text:p>
      <text:p text:style-name="P4" loext:marker-style-name="T1"><text:span text:style-name="T1">Savant: +4 to rating for arcane spell scrolls</text:span><text:span text:style-name="T1"/></text:p>
      <text:p text:style-name="P4" loext:marker-style-name="T1"><text:span text:style-name="T1"><text:line-break/></text:span><text:span text:style-name="T7">Divine:</text:span><text:span text:style-name="T1"><text:line-break/>Dominie: +2 rating for divine spells and rituals<text:line-break/></text:span></text:p>
      <text:p text:style-name="P4" loext:marker-style-name="T1"><text:span text:style-name="T1">Savior: +15% increased healing with divine spells</text:span><text:span text:style-name="T1"/></text:p>
      <text:p text:style-name="P7" loext:marker-style-name="T1"/>
      <text:p text:style-name="P4" loext:marker-style-name="T1"><text:span text:style-name="T7">Nature:</text:span><text:span text:style-name="T1"><text:line-break/>Shaman: +2 rating for nature spells and rituals</text:span></text:p>
      <text:p text:style-name="P7" loext:marker-style-name="T1"/>
      <text:p text:style-name="P10" loext:marker-style-name="T1">Animist Power: Evoke a random animal spirit at the start of combat. The buff it grants scales with your nature ritual rating<text:line-break/><text:line-break/>- Ox: 1% damage reduction per 2 rating<text:line-break/>- Wolf: 2% crit damage per 2 rating<text:line-break/>- Snake: 1% affliction avoidance per 2 rating<text:line-break/>- Tiger: 1 initiative per 2 rating </text:p>
      <text:p text:style-name="P7" loext:marker-style-name="T1"/>
      <text:p text:style-name="P4" loext:marker-style-name="T1"><text:span text:style-name="T7">Eldritch:</text:span><text:span text:style-name="T1"><text:line-break/>Occultist: +2 rating for eldritch spells and rituals</text:span></text:p>
      <text:p text:style-name="P7" loext:marker-style-name="T1"/>
      <text:p text:style-name="P7" loext:marker-style-name="T1"/>
      <text:p text:style-name="P4" loext:marker-style-name="T1"><text:span text:style-name="T1">Toying with madness: When casting eldritch spells and rituals, randomly get -2 to +4 to rating<text:line-break/></text:span><text:span text:style-name="T1"/></text:p>
      <text:p text:style-name="P4" loext:marker-style-name="T1"><text:span text:style-name="T7">Infernal:</text:span><text:span text:style-name="T1"><text:line-break/>Demonologist: +2 rating for infernal spells and rituals</text:span></text:p>
      <text:p text:style-name="P7" loext:marker-style-name="T1"/>
      <text:p text:style-name="P4" loext:marker-style-name="T1"><text:span text:style-name="T1">Devil Pact: Infernal rituals have a 100% chance to mishap, but still are cast normally.<text:line-break/></text:span><text:span text:style-name="T1"/></text:p>
      <text:p text:style-name="P4" loext:marker-style-name="T1"><text:span text:style-name="T7">Rituals:</text:span><text:span text:style-name="T1"><text:line-break/>Spiritual Emanations: +1 to minimum level of aura rituals. -4 to ritual rating</text:span></text:p>
      <text:p text:style-name="P4" loext:marker-style-name="T1"><text:span text:style-name="T1"><text:line-break/>Anima Expander: Can have up to 3 auras active at a time. You take 8% increased damage for each active aura</text:span><text:span text:style-name="T1"/></text:p>
      <text:p text:style-name="P4" loext:marker-style-name="T1"><text:span text:style-name="T1"><text:line-break/>Arcane Smith: +1 to minimum level of glyph rituals. -4 to ritual rating</text:span><text:span text:style-name="T1"/></text:p>
      <text:p text:style-name="P4" loext:marker-style-name="T1"><text:span text:style-name="T1"><text:line-break/>Push the limits: Can have up to 3 glyphs active on a weapon. At your next rest, each weapon has a 10% to be destroyed per active glyph</text:span><text:span text:style-name="T1"/></text:p>
      <text:p text:style-name="P4" loext:marker-style-name="T1"><text:span text:style-name="T1"><text:line-break/>Magical Guardian: +1 to minimum level of aegis spells. -4 to ritual rating</text:span><text:span text:style-name="T1"/></text:p>
      <text:p text:style-name="P4" loext:marker-style-name="T1"><text:span text:style-name="T1"><text:line-break/>Spelldancer: If you have no light, medium or heavy armor equipped, you can have up to 3 active Aegis rituals</text:span><text:span text:style-name="T1"/></text:p>
      <text:p text:style-name="P4" loext:marker-style-name="T1"><text:span text:style-name="T1"><text:line-break/></text:span><text:soft-page-break/><text:span text:style-name="T1">Shapeshifter: +1 to minimum level of form spells. -4 to ritual rating<text:line-break/><text:line-break/></text:span><text:span text:style-name="T7">Fire:<text:line-break/></text:span><text:span text:style-name="T1">Pyromancer: +1 to minimum level of fire spells and rituals. -1 to maximum level of other schools.</text:span></text:p>
      <text:p text:style-name="P4" loext:marker-style-name="T1"><text:span text:style-name="T1"><text:line-break/>Cremator: Your fire damage has a 15% chance of burning.</text:span><text:span text:style-name="T1"/></text:p>
      <text:p text:style-name="P4" loext:marker-style-name="T1"><text:span text:style-name="T1"><text:line-break/>Fan the Flames: Burns you inflict deal 40% extra damage but last 1 turn less.</text:span><text:span text:style-name="T1"/></text:p>
      <text:p text:style-name="P4" loext:marker-style-name="T1"><text:span text:style-name="T1"><text:line-break/>Firewalker: You fire damage deals 10% extra and you have 20% fire resistance<text:line-break/></text:span><text:span text:style-name="T1"/></text:p>
      <text:p text:style-name="P4" loext:marker-style-name="T1"><text:span text:style-name="T7">Cold:</text:span><text:span text:style-name="T1"><text:line-break/>Lich: +1 to minimum level of cold spells and rituals. -1 to maximum level of other schools.</text:span></text:p>
      <text:p text:style-name="P7" loext:marker-style-name="T1"/>
      <text:p text:style-name="P4" loext:marker-style-name="T1"><text:span text:style-name="T1">Chill to the bone: Your chills last twice as long</text:span><text:span text:style-name="T1"/></text:p>
      <text:p text:style-name="P7" loext:marker-style-name="T1"/>
      <text:p text:style-name="P4" loext:marker-style-name="T7"><text:span text:style-name="T1">Shatter: Chilled enemies take 5% extra damage per turn they have been chilled<text:line-break/><text:line-break/>Blizzardwalker: Your cold damage deals 10% extra and you have 20% cold resistance</text:span><text:span text:style-name="T7"/></text:p>
      <text:p text:style-name="P7" loext:marker-style-name="T1"/>
      <text:p text:style-name="P4" loext:marker-style-name="T1"><text:span text:style-name="T7">Lightning:</text:span><text:span text:style-name="T1"><text:line-break/>Electromancer: +1 to minimum level of lightning spells and rituals. -1 to maximum level of other schools.</text:span></text:p>
      <text:p text:style-name="P7" loext:marker-style-name="T1"/>
      <text:p text:style-name="P4" loext:marker-style-name="T1"><text:span text:style-name="T1">Closed Circuit: Whenever your overcharges trigger, enemy has a 3% chance to be stunned</text:span><text:span text:style-name="T1"/></text:p>
      <text:p text:style-name="P7" loext:marker-style-name="T1"/>
      <text:p text:style-name="P4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7" loext:marker-style-name="T1"/>
      <text:p text:style-name="P4" loext:marker-style-name="T1"><text:span text:style-name="T7">Necromancy:</text:span><text:span text:style-name="T7"/></text:p>
      <text:p text:style-name="P4" loext:marker-style-name="T1"><text:span text:style-name="T1">Death Dealer: +1 to minimum level of necromancy spells and rituals. Max endurance reduced by 15%</text:span><text:span text:style-name="T1"/></text:p>
      <text:p text:style-name="P7" loext:marker-style-name="T1"/>
      <text:p text:style-name="P4" loext:marker-style-name="T1"><text:span text:style-name="T1">Essence Drinker: Landing a killing blow with a Necromancy spell restores 5% of your maximum endurance and satiety.</text:span><text:span text:style-name="T1"/></text:p>
      <text:p text:style-name="P7" loext:marker-style-name="T1"/>
      <text:p text:style-name="P4" loext:marker-style-name="T1"><text:span text:style-name="T1">Fatal Curse: Cursed enemies take 10% extra damage from all sources</text:span><text:span text:style-name="T1"/></text:p>
      <text:p text:style-name="P7" loext:marker-style-name="T1"/>
      <text:p text:style-name="P4" loext:marker-style-name="T7"><text:span text:style-name="T1">Supposed to Rot: You deal 20% extra damage per every necrotic limb</text:span><text:span text:style-name="T7"/></text:p>
      <text:p text:style-name="P11" loext:marker-style-name="T7"/>
      <text:p text:style-name="P5" loext:marker-style-name="T1"><text:span text:style-name="T9">Healing</text:span>:</text:p>
      <text:p text:style-name="P5" loext:marker-style-name="T1"/>
      <text:p text:style-name="P5" loext:marker-style-name="T1"><text:span text:style-name="T4">Herald of salvation</text:span><text:span text:style-name="T1">: +1 to minimum level of </text:span><text:span text:style-name="T2">healing</text:span><text:span text:style-name="T1"> spells and rituals. </text:span><text:span text:style-name="T2">All damage dealt reduced by 5%</text:span></text:p>
      <text:p text:style-name="P5" loext:marker-style-name="T1"><text:soft-page-break/><text:span text:style-name="T2"/></text:p>
      <text:p text:style-name="P12" loext:marker-style-name="T1"><text:span text:style-name="T1">Life Overflow: Healing from your spells over you maximum endurance is instead granted to you at the start of your next turn at 30% of its value. 1 turn cooldown</text:span></text:p>
      <text:p text:style-name="P12" loext:marker-style-name="T1"><text:span text:style-name="T1"/></text:p>
      <text:p text:style-name="P12" loext:marker-style-name="T1"><text:span text:style-name="T1">Eureka: Your healing spells and rituals can now crit</text:span></text:p>
      <text:p text:style-name="P12" loext:marker-style-name="T1"><text:span text:style-name="T1"/></text:p>
      <text:p text:style-name="P12" loext:marker-style-name="T1"><text:span text:style-name="T1">Bounce of the Edge: Your healing spells and rituals are 2% stronger per every 5% of your missing endur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3T21:07:41.726000000</dc:date>
    <meta:editing-duration>PT2H45M13S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01" meta:word-count="1539" meta:character-count="9210" meta:non-whitespace-character-count="7718"/>
  </office:meta>
</office:document-meta>
</file>